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E000000CDD0B12E4386A08F6E.png" manifest:media-type="image/png"/>
  <manifest:file-entry manifest:full-path="Pictures/100002010000000800000008FFAFCD0A45808C87.png" manifest:media-type="image/png"/>
  <manifest:file-entry manifest:full-path="Pictures/10000201000004FF00000025D5248B3204B1E5AD.png" manifest:media-type="image/png"/>
  <manifest:file-entry manifest:full-path="Pictures/100002010000050100000028EB8EF953ABAD11E2.png" manifest:media-type="image/png"/>
  <manifest:file-entry manifest:full-path="Pictures/100002010000050D000001A0A2048D317DE818AF.png" manifest:media-type="image/png"/>
  <manifest:file-entry manifest:full-path="Pictures/100002010000030F00000174949C84A369F58490.png" manifest:media-type="image/png"/>
  <manifest:file-entry manifest:full-path="Pictures/1000020100000298000001050EE6C8B99596DD4B.png" manifest:media-type="image/png"/>
  <manifest:file-entry manifest:full-path="Pictures/10000201000002440000001298513E6DC0D472AD.png" manifest:media-type="image/png"/>
  <manifest:file-entry manifest:full-path="Pictures/10000201000001A80000000DBA8AAA6B5B67A062.png" manifest:media-type="image/png"/>
  <manifest:file-entry manifest:full-path="Pictures/10000201000001C40000000F020EB330960C6226.png" manifest:media-type="image/png"/>
  <manifest:file-entry manifest:full-path="Pictures/10000201000001B7000000283F4B16E90DACA2E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bdbd8" officeooo:paragraph-rsid="001bdbd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202449" officeooo:paragraph-rsid="0020ae06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20ae06" officeooo:paragraph-rsid="0020ae06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ae06" officeooo:paragraph-rsid="00221f78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ae06" officeooo:paragraph-rsid="00221c63"/>
    </style:style>
    <style:style style:name="P6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P7" style:family="paragraph" style:parent-style-name="Standard">
      <style:paragraph-properties fo:text-align="justify" style:justify-single-word="false"/>
      <style:text-properties officeooo:rsid="00221c63" officeooo:paragraph-rsid="002315ab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8f76e" officeooo:paragraph-rsid="00221f78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0ae06"/>
    </style:style>
    <style:style style:name="P10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1" style:family="paragraph" style:parent-style-name="Standard">
      <style:paragraph-properties fo:text-align="justify" style:justify-single-word="false"/>
      <style:text-properties officeooo:rsid="0025382f" officeooo:paragraph-rsid="0025382f"/>
    </style:style>
    <style:style style:name="P12" style:family="paragraph" style:parent-style-name="Standard">
      <style:paragraph-properties fo:text-align="justify" style:justify-single-word="false"/>
      <style:text-properties officeooo:paragraph-rsid="0028706e"/>
    </style:style>
    <style:style style:name="P13" style:family="paragraph" style:parent-style-name="Standard">
      <style:paragraph-properties fo:text-align="justify" style:justify-single-word="false"/>
      <style:text-properties officeooo:rsid="0026f3d0" officeooo:paragraph-rsid="0026f3d0"/>
    </style:style>
    <style:style style:name="P14" style:family="paragraph" style:parent-style-name="Text_20_body">
      <style:paragraph-properties fo:text-align="justify" style:justify-single-word="false"/>
      <style:text-properties officeooo:paragraph-rsid="0028706e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20ae06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221f78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2d8a0a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d16e4" officeooo:paragraph-rsid="002f5b23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d16e4" officeooo:paragraph-rsid="001bdbd8"/>
    </style:style>
    <style:style style:name="P20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T1" style:family="text">
      <style:text-properties officeooo:rsid="001a5ef5"/>
    </style:style>
    <style:style style:name="T2" style:family="text">
      <style:text-properties officeooo:rsid="001aa859"/>
    </style:style>
    <style:style style:name="T3" style:family="text">
      <style:text-properties officeooo:rsid="001d16e4"/>
    </style:style>
    <style:style style:name="T4" style:family="text">
      <style:text-properties officeooo:rsid="0020ae06"/>
    </style:style>
    <style:style style:name="T5" style:family="text">
      <style:text-properties officeooo:rsid="00221c63"/>
    </style:style>
    <style:style style:name="T6" style:family="text">
      <style:text-properties officeooo:rsid="00221f78"/>
    </style:style>
    <style:style style:name="T7" style:family="text">
      <style:text-properties officeooo:rsid="00285ccb"/>
    </style:style>
    <style:style style:name="T8" style:family="text">
      <style:text-properties officeooo:rsid="0028706e"/>
    </style:style>
    <style:style style:name="T9" style:family="text">
      <style:text-properties officeooo:rsid="00296b8d"/>
    </style:style>
    <style:style style:name="T10" style:family="text">
      <style:text-properties officeooo:rsid="002b352d"/>
    </style:style>
    <style:style style:name="T11" style:family="text">
      <style:text-properties officeooo:rsid="002d8a0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b352d" style:font-weight-asian="bold" style:font-weight-complex="bold"/>
    </style:style>
    <style:style style:name="T14" style:family="text">
      <style:text-properties fo:font-weight="bold" officeooo:rsid="001a5ef5" style:font-weight-asian="bold" style:font-weight-complex="bold"/>
    </style:style>
    <style:style style:name="T15" style:family="text">
      <style:text-properties fo:font-weight="bold" officeooo:rsid="00221c63" style:font-weight-asian="bold" style:font-weight-complex="bold"/>
    </style:style>
    <style:style style:name="T16" style:family="text">
      <style:text-properties fo:font-weight="bold" officeooo:rsid="0020ae06" style:font-weight-asian="bold" style:font-weight-complex="bold"/>
    </style:style>
    <style:style style:name="T17" style:family="text">
      <style:text-properties fo:font-weight="bold" officeooo:rsid="00318b5c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officeooo:rsid="00221c63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18b5c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b352d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officeooo:rsid="00302c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6"><text:span text:style-name="T4">a)<text:tab/></text:span><text:span text:style-name="T10">Al </text:span><text:span text:style-name="T23">supermenu</text:span><text:span text:style-name="T10"> se le cambiaron los permisos como pedía mediante el comando: </text:span></text:p>
      <text:p text:style-name="P17"><text:span text:style-name="T10"><text:tab/><text:tab/><text:tab/><text:tab/></text:span><text:span text:style-name="T13">sudo chmod 744 supermenu.sh</text:span><text:span text:style-name="T10"> </text:span></text:p>
      <text:p text:style-name="P17"><text:span text:style-name="T11"><text:tab/>Esto se hizo con el propósito de</text:span><text:span text:style-name="T10"> que el propietario tenga todos los permisos, </text:span><text:span text:style-name="T11">y además el resto de integrantes </text:span><text:span text:style-name="T10">del grupo y otros usuarios tengan solo </text:span><text:span text:style-name="T11">permisos</text:span><text:span text:style-name="T10"> de lectura.</text:span></text:p>
      <text:p text:style-name="P4"><draw:frame draw:style-name="fr1" draw:name="Image11" text:anchor-type="paragraph" svg:x="0.827cm" svg:y="0.212cm" svg:width="15.346cm" svg:height="0.476cm" draw:z-index="10"><draw:image xlink:href="Pictures/10000201000002440000001298513E6DC0D472AD.png" xlink:type="simple" xlink:show="embed" xlink:actuate="onLoad" loext:mime-type="image/png"/></draw:frame><text:tab/></text:p>
      <text:p text:style-name="P8"><text:tab/>La función decidir lo que hace es, preguntar si queremos hacer una acción y en base a la respuesta que <text:span text:style-name="T2">se</text:span> eli<text:span text:style-name="T2">g</text:span>e s<text:span text:style-name="T2">e</text:span> ejecuta o no. Los <text:span text:style-name="T1">parámetros</text:span> que toman son las instrucciones que <text:span text:style-name="T1">es la que nosotros le mandemos, lo primero que hace es un echo demostrando cual es la instrucción que mandamos por parámetro y luego pregunta si queremos realizarla, esa misma opción la guarda en la variable respuesta y luego la ejecuta si elegimos S/s dicha instrucción mandada por parámetro y si no un </text:span><text:span text:style-name="T14">break</text:span><text:span text:style-name="T1"> para salir del </text:span><text:span text:style-name="T14">while</text:span><text:span text:style-name="T1">.</text:span></text:p>
      <text:p text:style-name="P1"/>
      <text:p text:style-name="P1"><text:tab/><text:span text:style-name="T3">Se agregaron dos opciones en el supermenu, la opción d) y la opción e)</text:span></text:p>
      <text:p text:style-name="P1"/>
      <text:p text:style-name="P19"><draw:frame draw:style-name="fr5" draw:name="Image1" text:anchor-type="paragraph" svg:width="17cm" svg:height="8.793cm" draw:z-index="8"><draw:image xlink:href="Pictures/100002010000030F00000174949C84A369F58490.png" xlink:type="simple" xlink:show="embed" xlink:actuate="onLoad" loext:mime-type="image/png"/></draw:frame></text:p>
      <text:p text:style-name="P18"><text:tab/>La opción <text:span text:style-name="T10">d</text:span>) lo que hace es un <text:span text:style-name="T12">ls -la</text:span>, así mismo viendo todos los archivos visibles y ocultos del repositorio local con su respectivos permisos de dichos archivos, luego lo redirecciona a:</text:p>
      <text:p text:style-name="P18"><text:tab/><text:tab/> <text:span text:style-name="T19">canti</text:span><text:span text:style-name="T20">d</text:span><text:span text:style-name="T19">adArchivos.txt</text:span><text:span text:style-name="T12"> con un ls -la &gt; canti</text:span><text:span text:style-name="T17">d</text:span><text:span text:style-name="T12">adArchivos.txt</text:span></text:p>
      <text:p text:style-name="P9"/>
      <text:p text:style-name="P9"/>
      <text:p text:style-name="P9"><text:soft-page-break/><text:tab/>La opción <text:span text:style-name="T9">e</text:span>) lo que hace es un echo mostrando en pantalla que ingrese una palabra y la almacena en la variable $mensaje1, luego otro echo mostrando en pantalla que ingrese el nombre de un archivo del repositorio que quiera buscar esa misma palabra y la almacena en la variable $mensaje2, luego hace un <text:span text:style-name="T12">grep $mensaje1 $mensaje2</text:span> para <text:span text:style-name="T21">mostrar</text:span> dicha búsqueda y esas mismas las va concatenando en <text:span text:style-name="T24">busquedasTotales.txt</text:span>, <text:span text:style-name="T5">después</text:span> de eso llama a la función decidir y pregunta si quiere visualizar todas las <text:span text:style-name="T22">busquedasTotales.txt</text:span> <text:span text:style-name="T9">y que acomode las <text:s/>palabras por orden alfabético con </text:span><text:span text:style-name="T11">el comando </text:span><text:span text:style-name="T9">sor</text:span><text:span text:style-name="T11">t</text:span><text:span text:style-name="T9">, </text:span><text:span text:style-name="T11">se utilizo pipe para implementar directamente ambas funciones</text:span>.</text:p>
      <text:p text:style-name="P9"/>
      <text:p text:style-name="P9"/>
      <text:p text:style-name="P5">b)</text:p>
      <text:p text:style-name="P5"><text:tab/>Para modificar el supermenu para que cuando entremos nos avise si necesitamos un pull agregamos la siguiente función.</text:p>
      <text:p text:style-name="P2"><draw:frame draw:style-name="fr4" draw:name="Image2" text:anchor-type="paragraph" svg:width="17cm" svg:height="6.682cm" draw:z-index="9"><draw:image xlink:href="Pictures/1000020100000298000001050EE6C8B99596DD4B.png" xlink:type="simple" xlink:show="embed" xlink:actuate="onLoad" loext:mime-type="image/png"/></draw:frame><text:tab/>El comando <text:span text:style-name="T12">git pull</text:span> lo que hace es bajar los datos que <text:span text:style-name="T4">estén</text:span> en el repositorio remoto que no tengamos en nuestro repositorio local, este comando es la fusi<text:span text:style-name="T4">ón del comando </text:span><text:span text:style-name="T16">git fetch</text:span><text:span text:style-name="T4"> y </text:span><text:span text:style-name="T16">git merge</text:span><text:span text:style-name="T4">, por un lado, </text:span><text:span text:style-name="T16">git fetch</text:span><text:span text:style-name="T4"> lo que hace es bajar los datos del repositorio local a la rama origin/master y luego </text:span><text:span text:style-name="T16">git merge</text:span><text:span text:style-name="T4"> baja los cambios a nuestro repositorio local.</text:span></text:p>
      <text:p text:style-name="P3"><text:tab/>Lo que hace hace la <text:span text:style-name="T5">función</text:span> <text:span text:style-name="T12">imprimirEstado</text:span> primero, hace un <text:span text:style-name="T12">git fetch</text:span> para bajar los datos del repositorio a la rama origin/master, luego usamos <text:span text:style-name="T12">git log HEAD.. origin/master –oneline</text:span> que lo hace es ver si <text:span text:style-name="T5">en nuestra rama origin/master hay archivos que no estén en nuestro repositorio local y redirecciona el mensaje mediante stdout y stderr a la variable var1. Luego pusimos un </text:span><text:span text:style-name="T15">if</text:span><text:span text:style-name="T5"> que pregunte si la </text:span><text:span text:style-name="T25">variable </text:span><text:span text:style-name="T5">var1 esta </text:span><text:span text:style-name="T25">vacía</text:span><text:span text:style-name="T5">, </text:span><text:span text:style-name="T25">en casi de que sea así </text:span><text:span text:style-name="T5">significa que no se encontró ningún archivo en la rama origin/master que en nuestro repositorio local no este por lo tanto imprime que todos los datos están actualizados, en caso contrario es decir que si falten datos se va a guardar dicho mensaje del git log HEAD en la var1 y va a imprimir que es necesario realizar un pull antes de continuar.</text:span></text:p>
      <text:p text:style-name="P6"/>
      <text:p text:style-name="P6"><text:soft-page-break/>c)</text:p>
      <text:p text:style-name="P6"><text:tab/><text:span text:style-name="T6">Las dificultades que se encontraron al ejecutar y tratar de editar el archivo hosts ubicado en </text:span></text:p>
      <text:p text:style-name="P7">/<text:span text:style-name="T6">etc fueron los permisos.</text:span></text:p>
      <text:p text:style-name="P7"/>
      <text:p text:style-name="P7"><draw:frame draw:style-name="fr3" draw:name="Image3" text:anchor-type="paragraph" svg:width="11.959cm" svg:height="0.397cm" draw:z-index="1"><draw:image xlink:href="Pictures/10000201000001C40000000F020EB330960C6226.png" xlink:type="simple" xlink:show="embed" xlink:actuate="onLoad" loext:mime-type="image/png"/></draw:frame></text:p>
      <text:p text:style-name="P7"/>
      <text:p text:style-name="P10">Dicho problema lo solucionamos dándole todo tipo de permisos (de escritura, lectura, ejecución) con el comando “sudo chmod 777 hosts’’.</text:p>
      <text:p text:style-name="P7"/>
      <text:p text:style-name="P7"><draw:frame draw:style-name="fr3" draw:name="Image4" text:anchor-type="paragraph" svg:width="11.218cm" svg:height="0.344cm" draw:z-index="0"><draw:image xlink:href="Pictures/10000201000001A80000000DBA8AAA6B5B67A062.png" xlink:type="simple" xlink:show="embed" xlink:actuate="onLoad" loext:mime-type="image/png"/></draw:frame></text:p>
      <text:p text:style-name="P10">Para abrir el archivo y que aparezca ubicado en la línea que queríamos usamos el comando “nano +n hosts” donde n es el numero de linea que queríamos que aparezca cuando se abra el archivo con el editor nano.</text:p>
      <text:p text:style-name="P10"/>
      <text:p text:style-name="P6"><draw:frame draw:style-name="fr1" draw:name="Image5" text:anchor-type="paragraph" svg:x="2.561cm" svg:y="0.079cm" svg:width="11.615cm" svg:height="1.058cm" draw:z-index="2"><draw:image xlink:href="Pictures/10000201000001B7000000283F4B16E90DACA2E7.png" xlink:type="simple" xlink:show="embed" xlink:actuate="onLoad" loext:mime-type="image/png"/></draw:frame></text:p>
      <text:p text:style-name="P10"/>
      <text:p text:style-name="P10"/>
      <text:p text:style-name="P10">En este caso se abriría el archivo en la línea 10.</text:p>
      <text:p text:style-name="P10"/>
      <text:p text:style-name="P10"/>
      <text:p text:style-name="P10"/>
      <text:p text:style-name="P11">3)</text:p>
      <text:p text:style-name="P11">El poder del paralelismo: </text:p>
      <text:p text:style-name="P11">Comparamos las dos descargas, una con el método tradicional wget y otra con la herramienta axel.</text:p>
      <text:p text:style-name="P11">Por un lado usamos la forma tradicional con wget:</text:p>
      <text:p text:style-name="P11"/>
      <text:p text:style-name="P11"><draw:frame draw:style-name="fr3" draw:name="Image6" text:anchor-type="paragraph" svg:width="19.001cm" svg:height="1.021cm" draw:z-index="3"><draw:image xlink:href="Pictures/10000201000004FF00000025D5248B3204B1E5AD.png" xlink:type="simple" xlink:show="embed" xlink:actuate="onLoad" loext:mime-type="image/png"/></draw:frame><draw:frame draw:style-name="fr2" draw:name="Image7" text:anchor-type="paragraph" svg:width="0.212cm" svg:height="0.212cm" draw:z-index="4"><draw:image xlink:href="Pictures/100002010000000800000008FFAFCD0A45808C87.png" xlink:type="simple" xlink:show="embed" xlink:actuate="onLoad" loext:mime-type="image/png"/></draw:frame></text:p>
      <text:p text:style-name="P11">Tomamos el tiempo con el comando time descargando con el método wget que su tiempo de descarga fue de 16’ y 32’’:</text:p>
      <text:p text:style-name="P11"><draw:frame draw:style-name="fr1" draw:name="Image8" text:anchor-type="paragraph" svg:x="-1.245cm" svg:y="0.397cm" svg:width="19.491cm" svg:height="6.269cm" draw:z-index="5"><draw:image xlink:href="Pictures/100002010000050D000001A0A2048D317DE818AF.png" xlink:type="simple" xlink:show="embed" xlink:actuate="onLoad" loext:mime-type="image/png"/></draw:frame></text:p>
      <text:p text:style-name="P11">Por otro lado usamos la herramienta axel con el parámetro -n 10:</text:p>
      <text:p text:style-name="P11"/>
      <text:p text:style-name="P11"><draw:frame draw:style-name="fr2" draw:name="Image10" text:anchor-type="paragraph" svg:width="19.001cm" svg:height="1.118cm" draw:z-index="7"><draw:image xlink:href="Pictures/100002010000050100000028EB8EF953ABAD11E2.png" xlink:type="simple" xlink:show="embed" xlink:actuate="onLoad" loext:mime-type="image/png"/></draw:frame><text:tab/> <text:s/></text:p>
      <text:p text:style-name="P13"><text:soft-page-break/>Lo cual su tiempo se acelero en un 60% aproximadamente y se pudo descargar el mismo archivo en unos 7’ 57’’:</text:p>
      <text:p text:style-name="P11"><draw:frame draw:style-name="fr1" draw:name="Image9" text:anchor-type="paragraph" svg:x="0cm" svg:y="0.437cm" svg:width="17cm" svg:height="4.852cm" draw:z-index="6"><draw:image xlink:href="Pictures/10000201000002CE000000CDD0B12E4386A08F6E.png" xlink:type="simple" xlink:show="embed" xlink:actuate="onLoad" loext:mime-type="image/png"/></draw:frame></text:p>
      <text:p text:style-name="P12"><text:span text:style-name="T7">La herramienta axel emplea el tipo de paralelismo de datos, lo cual se basa en que al tener una gran cantidad de datos se divide en partes y se reparte en procesos para que realicen ciertas tareas, haciendo una </text:span>ejecución simultánea de operaciones, <text:span text:style-name="T8">en lo cual termina </text:span>resulta<text:span text:style-name="T8">ndo</text:span> en una aceleración neta global del cómputo. <text:span text:style-name="T7"><text:s/></text:span></text:p>
      <text:p text:style-name="P12"/>
      <text:p text:style-name="P14"><text:span text:style-name="T9">Imaginemos</text:span> si por algún motivo la descarga se encuentra con alguna limitante en el camino al sólo tener disponible un hilo o camino de descarga ver<text:span text:style-name="T9">emos </text:span>que la velocidad a la que se descarga el archivo es muy baja, o que este no logra descargarse del todo.</text:p>
      <text:p text:style-name="Text_20_body">En cambio al usar varios hilos para la descarga, la conexión contará con varias <text:span text:style-name="T9">(</text:span>vías alternativa<text:span text:style-name="T9">s)</text:span> para distribuir la descarga, y la calidad de esta será superior. Es decir, más velocidad, menos interrupciones.</text:p>
      <text:p text:style-name="P12"><text:span text:style-name="T8">Lo que lo que hace axel n-10 es abrir 10 </text:span>múltiples conexiones a servidores separados y descargarlas de todas al mism<text:span text:style-name="T9">o tiempo es decir descargar un archivo en varios hilos así mismo la conexión para bajar los datos contaran con 10 vías alternativas (hilos) lo cual lleva a tener una aceleración bastante notoria en dicha descarg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3T20:54:45.364987574</meta:creation-date>
    <dc:date>2020-04-12T00:31:46.338429174</dc:date>
    <meta:editing-duration>PT4H29M54S</meta:editing-duration>
    <meta:editing-cycles>7</meta:editing-cycles>
    <meta:generator>LibreOffice/6.4.2.2$Linux_X86_64 LibreOffice_project/470efa65018866d4eccd0320fc85de07297c8d71</meta:generator>
    <meta:document-statistic meta:table-count="0" meta:image-count="11" meta:object-count="0" meta:page-count="4" meta:paragraph-count="32" meta:word-count="892" meta:character-count="5133" meta:non-whitespace-character-count="4244"/>
  </office:meta>
</office:document-meta>
</file>